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vertical-align="middle" draw:auto-grow-height="false" fo:min-height="7.551cm" fo:min-width="0.2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10%" fo:text-align="center"/>
    </style:style>
    <style:style style:name="P4" style:family="paragraph">
      <loext:graphic-properties draw:fill-color="#ffffff"/>
      <style:paragraph-properties fo:line-height="110%"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color="#808080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Pra Sempre</text:span></text:p>
            <text:p><text:span text:style-name="T2">Ministério Aviva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O Universo chora</text:span></text:p>
            <text:p text:style-name="P3"><text:span text:style-name="T3">O Sol se apa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Ali estava morto o Salvador</text:span></text:p>
            <text:p text:style-name="P3"><text:span text:style-name="T3">Seu corpo lá na Cruz</text:span></text:p>
            <text:p text:style-name="P3"><text:span text:style-name="T3">Seu sangue derramou</text:span></text:p>
            <text:p text:style-name="P3"><text:span text:style-name="T3">O peso do pecado Ele lev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Deus Pai o abandonou</text:span></text:p>
            <text:p text:style-name="P3"><text:span text:style-name="T3">Cessou seu respirar</text:span></text:p>
            <text:p text:style-name="P3"><text:span text:style-name="T3">Em trevas encontrou o filho</text:span></text:p>
            <text:p text:style-name="P3"><text:span text:style-name="T3">A guerra começou, </text:span></text:p>
            <text:p text:style-name="P3"><text:span text:style-name="T3">a morte enfrentou</text:span></text:p>
            <text:p text:style-name="P3"><text:span text:style-name="T3">Todo o poder das trevas vencido fo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A Terra estremeceu, </text:span></text:p>
            <text:p text:style-name="P3"><text:span text:style-name="T3">o sepulcro se abriu</text:span></text:p>
            <text:p text:style-name="P3"><text:span text:style-name="T3">E nada vencerá Seu grande amor</text:span></text:p>
            <text:p text:style-name="P3"><text:span text:style-name="T3">Óh morte, onde estás,</text:span></text:p>
            <text:p text:style-name="P3"><text:span text:style-name="T3">O Rei ressuscitou</text:span></text:p>
            <text:p text:style-name="P3"><text:span text:style-name="T3">Ele venceu pra semp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4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a sempre Exaltado É</text:span></text:p>
            <text:p text:style-name="P3"><text:span text:style-name="T3">Pra sempre Adorado É</text:span></text:p>
            <text:p text:style-name="P3"><text:span text:style-name="T3">Pra sempre Ele vive</text:span></text:p>
            <text:p text:style-name="P3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A Terra estremeceu, </text:span></text:p>
            <text:p text:style-name="P3"><text:span text:style-name="T3">o sepulcro se abriu</text:span></text:p>
            <text:p text:style-name="P3"><text:span text:style-name="T3">E nada vencerá Seu grande amor</text:span></text:p>
            <text:p text:style-name="P3"><text:span text:style-name="T3">Óh morte, onde estás,</text:span></text:p>
            <text:p text:style-name="P3"><text:span text:style-name="T3">O Rei ressuscitou</text:span></text:p>
            <text:p text:style-name="P3"><text:span text:style-name="T3">Ele venceu pra semp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a sempre Exaltado É</text:span></text:p>
            <text:p text:style-name="P3"><text:span text:style-name="T3">Pra sempre Adorado É</text:span></text:p>
            <text:p text:style-name="P3"><text:span text:style-name="T3">Pra sempre Ele vive</text:span></text:p>
            <text:p text:style-name="P3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6" draw:layer="layout" svg:width="25.199cm" svg:height="19.163cm" svg:x="1.4cm" svg:y="0.837cm" presentation:class="subtitle" presentation:user-transformed="true">
          <draw:text-box>
            <text:p><text:span text:style-name="T3">Cantamos Aleluia</text:span></text:p>
            <text:p><text:span text:style-name="T3">Cantamos Aleluia</text:span></text:p>
            <text:p><text:span text:style-name="T3">Cantamos Aleluia</text:span></text:p>
            <text:p><text:span text:style-name="T3">O Cordeiro venceu</text:span></text:p>
          </draw:text-box>
        </draw:frame>
        <draw:custom-shape draw:style-name="gr2" draw:text-style-name="P7" draw:layer="layout" svg:width="1cm" svg:height="7.8cm" svg:x="21.2cm" svg:y="6.6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8" draw:layer="layout" svg:width="2.2cm" svg:height="1cm" svg:x="22.6cm" svg:y="10cm">
          <draw:text-box>
            <text:p><text:span text:style-name="T4">6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4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a sempre Exaltado É</text:span></text:p>
            <text:p text:style-name="P3"><text:span text:style-name="T3">Pra sempre Adorado É</text:span></text:p>
            <text:p text:style-name="P3"><text:span text:style-name="T3">Pra sempre Ele vive</text:span></text:p>
            <text:p text:style-name="P3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4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a sempre Exaltado É</text:span></text:p>
            <text:p text:style-name="P3"><text:span text:style-name="T3">Pra sempre Adorado É</text:span></text:p>
            <text:p text:style-name="P3"><text:span text:style-name="T3">Pra sempre Ele vive</text:span></text:p>
            <text:p text:style-name="P3"><text:span text:style-name="T3">Ressuscitou, Ressuscit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5-09-27T13:12:09.316620386</dc:date>
    <dc:creator>lazarone </dc:creator>
    <meta:editing-duration>PT18M40S</meta:editing-duration>
    <meta:editing-cycles>14</meta:editing-cycles>
    <meta:generator>LibreOffice/5.2.5.1$Linux_X86_64 LibreOffice_project/20m0$Build-1</meta:generator>
    <meta:document-statistic meta:object-count="56"/>
  </office:meta>
</office:document-meta>
</file>